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Generic2-Regular" svg:font-family="Generic2-Regular"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78c5b" officeooo:paragraph-rsid="00078c5b"/>
    </style:style>
    <style:style style:name="P2" style:family="paragraph" style:parent-style-name="Standard">
      <style:text-properties fo:font-weight="bold" officeooo:rsid="00078c5b" officeooo:paragraph-rsid="00078c5b" style:font-weight-asian="bold" style:font-weight-complex="bold"/>
    </style:style>
    <style:style style:name="P3" style:family="paragraph" style:parent-style-name="Standard">
      <style:text-properties fo:font-weight="bold" officeooo:rsid="00097932" officeooo:paragraph-rsid="00097932" style:font-weight-asian="bold" style:font-weight-complex="bold"/>
    </style:style>
    <style:style style:name="P4" style:family="paragraph" style:parent-style-name="Standard">
      <style:text-properties fo:font-weight="bold" officeooo:rsid="000cab8b" officeooo:paragraph-rsid="000cab8b" style:font-weight-asian="bold" style:font-weight-complex="bold"/>
    </style:style>
    <style:style style:name="P5" style:family="paragraph" style:parent-style-name="Standard">
      <style:text-properties fo:font-weight="normal" officeooo:rsid="00078c5b" officeooo:paragraph-rsid="00078c5b" style:font-weight-asian="normal" style:font-weight-complex="normal"/>
    </style:style>
    <style:style style:name="P6" style:family="paragraph" style:parent-style-name="Standard">
      <style:text-properties fo:font-weight="normal" officeooo:rsid="00078c5b" officeooo:paragraph-rsid="000b47b0" style:font-weight-asian="normal" style:font-weight-complex="normal"/>
    </style:style>
    <style:style style:name="P7" style:family="paragraph" style:parent-style-name="Standard">
      <style:text-properties fo:font-weight="normal" officeooo:rsid="0009be52" officeooo:paragraph-rsid="0009be52" style:font-weight-asian="normal" style:font-weight-complex="normal"/>
    </style:style>
    <style:style style:name="P8" style:family="paragraph" style:parent-style-name="Standard">
      <style:text-properties fo:font-weight="normal" officeooo:rsid="000cab8b" officeooo:paragraph-rsid="000cab8b" style:font-weight-asian="normal" style:font-weight-complex="normal"/>
    </style:style>
    <style:style style:name="P9" style:family="paragraph" style:parent-style-name="Standard">
      <style:text-properties fo:font-weight="normal" officeooo:rsid="00078c5b" officeooo:paragraph-rsid="00078c5b" style:font-weight-asian="normal" style:font-weight-complex="normal"/>
    </style:style>
    <style:style style:name="P10" style:family="paragraph" style:parent-style-name="Standard">
      <style:text-properties fo:font-weight="normal" officeooo:rsid="00097932" officeooo:paragraph-rsid="00097932" style:font-weight-asian="normal" style:font-weight-complex="normal"/>
    </style:style>
    <style:style style:name="P11" style:family="paragraph" style:parent-style-name="Standard">
      <style:text-properties fo:font-weight="normal" officeooo:rsid="000cab8b" officeooo:paragraph-rsid="000cab8b" style:font-weight-asian="normal" style:font-weight-complex="normal"/>
    </style:style>
    <style:style style:name="P12" style:family="paragraph" style:parent-style-name="Standard">
      <style:text-properties fo:font-weight="normal" officeooo:rsid="000fe7cb" officeooo:paragraph-rsid="000fe7cb" style:font-weight-asian="normal" style:font-weight-complex="normal"/>
    </style:style>
    <style:style style:name="P13" style:family="paragraph" style:parent-style-name="Standard">
      <style:text-properties fo:font-weight="bold" officeooo:rsid="000fe7cb" officeooo:paragraph-rsid="000fe7cb"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97932" style:font-weight-asian="normal" style:font-weight-complex="normal"/>
    </style:style>
    <style:style style:name="T3" style:family="text">
      <style:text-properties fo:font-weight="normal" officeooo:rsid="000cab8b" style:font-weight-asian="normal" style:font-weight-complex="normal"/>
    </style:style>
    <style:style style:name="T4" style:family="text">
      <style:text-properties officeooo:rsid="000b47b0"/>
    </style:style>
    <style:style style:name="T5" style:family="text">
      <style:text-properties officeooo:rsid="000bfe8b"/>
    </style:style>
    <style:style style:name="T6" style:family="text">
      <style:text-properties officeooo:rsid="000cab8b"/>
    </style:style>
    <style:style style:name="T7"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rrian Chi</text:p>
      <text:p text:style-name="P1"/>
      <text:p text:style-name="P1"/>
      <text:p text:style-name="P1">Game Title: Meow (tmp title)</text:p>
      <text:p text:style-name="P1"/>
      <text:p text:style-name="P1"/>
      <text:p text:style-name="P2">Overview: </text:p>
      <text:p text:style-name="P2"/>
      <text:p text:style-name="P7">Prompt: <text:span text:style-name="T4">Make a game about programming. Allow players to program components that will alter the environment in various ways. </text:span></text:p>
      <text:p text:style-name="P5"/>
      <text:p text:style-name="P5">Genre: <text:span text:style-name="T4">Platformer? Simulator?</text:span></text:p>
      <text:p text:style-name="P5"/>
      <text:p text:style-name="P5">Target Audience: <text:span text:style-name="T4">For now people who know how to code. I need to figure out how to polish my language into something more beginner-friendly</text:span></text:p>
      <text:p text:style-name="P5"/>
      <text:p text:style-name="P5"/>
      <text:p text:style-name="P2">Features: </text:p>
      <text:p text:style-name="P5">Objectives: <text:span text:style-name="T4">I already finished a blackbox compiler (spits out intermediate code) in C++. Due to lack of foresight, I did not anticipate the hassle of porting flex/bison into a C++ plugin for Unity. Thus, I am now rewriting my compiler in ANTLR4 because ANTLR4 supports generating C# code.</text:span></text:p>
      <text:p text:style-name="P5"/>
      <text:p text:style-name="P5">Basic Mechanic: <text:span text:style-name="T4">First Person World Movement. </text:span></text:p>
      <text:p text:style-name="P6">Core Mechanic: <text:span text:style-name="T4">Program various “modules” to complete puzzles. My language is currently a subset of C++, but I will change it later to look more like python. </text:span></text:p>
      <text:p text:style-name="P6"/>
      <text:p text:style-name="P6"><text:span text:style-name="T4">I really should take a Programming Languages class then... </text:span><text:span text:style-name="T6">still debating what to take next quarter!</text:span></text:p>
      <text:p text:style-name="P5"/>
      <text:p text:style-name="P2">MGE: </text:p>
      <text:p text:style-name="P2"/>
      <text:p text:style-name="P5"><text:span text:style-name="T7">Mechanics: </text:span><text:span text:style-name="T4">The player should have the ability to walk around and interact with various programmable modules (like a rising platform). The player is forced to program in order to get to the goal to the next level. There are multiple ways to reach the end and depending on how you solve it, you can reach different endings. </text:span></text:p>
      <text:p text:style-name="P5"/>
      <text:p text:style-name="P5"><text:span text:style-name="T7">Gameplay:</text:span> <text:span text:style-name="T4">Player </text:span><text:span text:style-name="T5">programs module after module (very small solutions, 10 lines or less). I’m thinking about adding in the missing variables (or restricting the player so that they program a certain way). In some way, the player’s actions should affect the ending. </text:span></text:p>
      <text:p text:style-name="P5"/>
      <text:p text:style-name="P5"><text:span text:style-name="T7">Experience:</text:span> <text:span text:style-name="T5">Players should feel on that code grind when playing this game. </text:span><text:span text:style-name="T6">However, they should (or maybe not) be conscious of their moral decisions with respect to the virtual world. i.e. maybe a level has wildlife that is killed if the platform touches it. The player can go the easy way and kill the animals, <text:s/>or think of a way to avoid them. The ethical programmer.</text:span></text:p>
      <text:p text:style-name="P5"/>
      <text:p text:style-name="P2"/>
      <text:p text:style-name="P2">Visual and Audio: TBA TBA TBA <text:span text:style-name="T6">I NEED TO FIGURE THIS OUT THOUGH!!!</text:span></text:p>
      <text:p text:style-name="P4">Can this become a CMPM 170 prototype? hmmmmm</text:p>
      <text:p text:style-name="P2"/>
      <text:p text:style-name="P2">GUI: <text:span text:style-name="T1">One menu for the programming… should have a listing of functions (like a docs) on the side</text:span></text:p>
      <text:p text:style-name="P5"><text:soft-page-break/>i.e. If I am programming a platform that can move and turn, I should be able to see the function documentation for rotate() and move();</text:p>
      <text:p text:style-name="P5"/>
      <text:p text:style-name="P2">Story: TBA <text:span text:style-name="T1">but something that deals with the nature of technology and people can choose how to use it, whether for good or bad.</text:span></text:p>
      <text:p text:style-name="P5"/>
      <text:p text:style-name="P2">Technical Details<text:span text:style-name="T1">:</text:span></text:p>
      <text:p text:style-name="P5">Game Engine: Unity</text:p>
      <text:p text:style-name="P5">Art Tools: I have no artist ;(</text:p>
      <text:p text:style-name="P2"><text:span text:style-name="T1">Programming Tools: In the process of translating </text:span><text:span text:style-name="T2">C++ code to C# and converting flex/bison to ANTLR4 because ANTLR4 can generate a C# target.</text:span></text:p>
      <text:p text:style-name="P3"><text:span text:style-name="T1">Playable platforms: IDEALLY I will upload this to itch. If not, I wil</text:span><text:span text:style-name="T3">l</text:span><text:span text:style-name="T1"> make sure it supports Windows and Mac OS.</text:span></text:p>
      <text:p text:style-name="P10"/>
      <text:p text:style-name="P4">Progress Highlights:</text:p>
      <text:p text:style-name="P8">- Finished the compiler logic but I don’t know how to port flex/bison into unity!</text:p>
      <text:p text:style-name="P8"/>
      <text:p text:style-name="P8">- Currently working on translating C++ code into C#. I actually got ANTLR4 into Unity! Still need to finish the C# compiler to see what’s up though.</text:p>
      <text:p text:style-name="P8"/>
      <text:p text:style-name="P8">- Finished a very scuffed version of the interpreter.</text:p>
      <text:p text:style-name="P8"/>
      <text:p text:style-name="P8">- Completed most of the required interaction between player, environment, and programming stations.</text:p>
      <text:p text:style-name="P8"/>
      <text:p text:style-name="P8">- My idea went from having a compiler be the game to having the compiler be in the game.</text:p>
      <text:p text:style-name="P8"/>
      <text:p text:style-name="P8"/>
      <text:p text:style-name="P13">Problems: </text:p>
      <text:p text:style-name="P12">- The idea is about programming, which is something many people dislike… is there a way to appeal to those who don’t like it?</text:p>
      <text:p text:style-name="P12">- Stop before translating into C#. This is the perfect opportunity to see how you can modify the language.</text:p>
      <text:p text:style-name="P12">- Art and Audio</text:p>
      <text:p text:style-name="P12">- Design and puzzles… how complex are they?</text:p>
      <text:p text:style-name="P12">- A tile based system… is there a good way in Unity?</text:p>
      <text:p text:style-name="P8"/>
      <text:p text:style-name="P4">Credits</text:p>
      <text:p text:style-name="P8">- I got a lot of help from GDA. Thank You Very Much!</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Generic2-Regular" svg:font-family="Generic2-Regular"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Default" style:family="paragraph" style:default-outline-level="">
      <style:paragraph-properties fo:text-align="start" style:justify-single-word="false"/>
      <style:text-properties fo:color="#000000" loext:opacity="100%" style:font-name="Generic2-Regular" fo:font-family="Generic2-Regular" style:font-family-generic="roman" style:font-pitch="variable" fo:font-size="12pt" style:font-size-asian="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23T23:15:00</meta:creation-date>
    <dc:date>2022-10-21T13:59:52.702000000</dc:date>
    <meta:editing-duration>PT11M24S</meta:editing-duration>
    <meta:editing-cycles>3</meta:editing-cycles>
    <meta:generator>LibreOffice/7.2.5.2$Windows_X86_64 LibreOffice_project/499f9727c189e6ef3471021d6132d4c694f357e5</meta:generator>
    <meta:document-statistic meta:table-count="0" meta:image-count="0" meta:object-count="0" meta:page-count="2" meta:paragraph-count="39" meta:word-count="629" meta:character-count="3581" meta:non-whitespace-character-count="2981"/>
  </office:meta>
</office:document-meta>
</file>